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8cm" fo:min-width="3.00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8cm" fo:min-width="6.94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4pt" style:font-size-asian="24pt" style:font-size-complex="24pt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8" draw:id="id8" draw:layer="layout" svg:width="1.2cm" svg:height="1.1cm" svg:x="24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cm" svg:height="1.1cm" svg:x="24.3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cm" svg:height="1.1cm" svg:x="20.7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cm" svg:height="1.1cm" svg:x="20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cm" svg:height="1.1cm" svg:x="9.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cm" svg:height="1.1cm" svg:x="10.2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cm" svg:height="1.1cm" svg:x="13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2.2cm" svg:x="1.3cm" svg:y="16.9cm">
          <text:p text:style-name="P1"><text:span text:style-name="T1">GCC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6.6cm" svg:height="8.8cm" svg:x="1.5cm" svg:y="1.2cm">
          <text:p text:style-name="P1"><text:span text:style-name="T1">ATS 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" draw:id="id1" draw:layer="layout" svg:width="7.3cm" svg:height="2.2cm" svg:x="5.5cm" svg:y="14cm">
          <text:p text:style-name="P1"><text:span text:style-name="T1">C 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2" draw:id="id2" draw:layer="layout" svg:width="7.3cm" svg:height="2.2cm" svg:x="5.5cm" svg:y="20.3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15cm" svg:y1="16.2cm" svg:x2="9.15cm" svg:y2="20.3cm" draw:start-shape="id1" draw:start-glue-point="6" draw:end-shape="id2" draw:end-glue-point="0" svg:d="M9150 16200v4100" svg:viewBox="0 0 1 4101">
          <text:p/>
        </draw:connector>
        <draw:custom-shape draw:style-name="gr2" draw:text-style-name="P2" draw:layer="layout" svg:width="26.903cm" svg:height="2.2cm" svg:x="1.297cm" svg:y="10.6cm">
          <text:p text:style-name="P1"><text:span text:style-name="T1">AT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2cm" svg:height="3cm" svg:x="2.1cm" svg:y="6.4cm">
          <text:p text:style-name="P1"><text:span text:style-name="T1">Dynam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cm" svg:height="3cm" svg:x="14cm" svg:y="6.3cm">
          <text:p text:style-name="P1"><text:span text:style-name="T1">Sta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12.1cm" svg:height="3cm" svg:x="14cm" svg:y="2.7cm">
          <text:p text:style-name="P1"><text:span text:style-name="T1">Proof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798cm" svg:height="1.706cm" svg:x="17.5cm" svg:y="3.6cm">
          <text:p text:style-name="P1"><text:span text:style-name="T1">P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798cm" svg:height="1.706cm" svg:x="21.702cm" svg:y="3.6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4.7cm" svg:height="1.706cm" svg:x="6.8cm" svg:y="7.294cm">
          <text:p text:style-name="P1"><text:span text:style-name="T1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7cm" svg:height="1.706cm" svg:x="17.7cm" svg:y="6.994cm">
          <text:p text:style-name="P1"><text:span text:style-name="T1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15cm" svg:y1="9cm" svg:x2="9.15cm" svg:y2="14cm" draw:start-shape="id3" draw:start-glue-point="2" draw:end-shape="id1" draw:end-glue-point="0" svg:d="M9150 9000v5000" svg:viewBox="0 0 1 5001">
          <text:p/>
        </draw:connector>
        <draw:frame draw:style-name="gr8" draw:text-style-name="P3" draw:layer="layout" svg:width="3.603cm" svg:height="1.528cm" svg:x="9.197cm" svg:y="10.9cm">
          <draw:text-box>
            <text:p><text:span text:style-name="T1">Compile</text:span></text:p>
          </draw:text-box>
        </draw:frame>
        <draw:frame draw:style-name="gr8" draw:text-style-name="P3" draw:layer="layout" svg:width="3.603cm" svg:height="1.528cm" svg:x="9.2cm" svg:y="17.272cm">
          <draw:text-box>
            <text:p><text:span text:style-name="T1">Compile</text:span></text:p>
          </draw:text-box>
        </draw:frame>
        <draw:connector draw:style-name="gr5" draw:text-style-name="P1" draw:layer="layout" draw:type="curve" svg:x1="14cm" svg:y1="4.2cm" svg:x2="9.9cm" svg:y2="6.5cm" draw:start-shape="id4" draw:start-glue-point="3" draw:end-shape="id5" draw:end-glue-point="0" svg:d="M14000 4200c-2734 0-4100 766-4100 2300" svg:viewBox="0 0 4101 2301">
          <text:p/>
        </draw:connector>
        <draw:connector draw:style-name="gr5" draw:text-style-name="P1" draw:layer="layout" draw:type="curve" svg:x1="14.3cm" svg:y1="6.4cm" svg:x2="10.8cm" svg:y2="6.4cm" draw:start-shape="id6" draw:start-glue-point="0" draw:end-shape="id7" draw:end-glue-point="0" svg:d="M14300 6400c0-750-3500-750-3500 0" svg:viewBox="0 0 3501 563">
          <text:p/>
        </draw:connector>
        <draw:frame draw:style-name="gr9" draw:text-style-name="P3" draw:layer="layout" svg:width="7.549cm" svg:height="1.528cm" svg:x="3.851cm" svg:y="2.9cm">
          <draw:text-box>
            <text:p><text:span text:style-name="T1">Enforce precision</text:span></text:p>
          </draw:text-box>
        </draw:frame>
        <draw:custom-shape draw:style-name="gr7" draw:text-style-name="P2" draw:layer="layout" svg:width="7.75cm" svg:height="1.3cm" svg:x="19.4cm" svg:y="11.1cm">
          <text:p text:style-name="P1"><text:span text:style-name="T1">Type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4.9cm" svg:y1="5.7cm" svg:x2="24.9cm" svg:y2="11.1cm" draw:start-shape="id8" draw:start-glue-point="2" draw:end-shape="id9" draw:end-glue-point="0" svg:d="M24900 5700v5400" svg:viewBox="0 0 1 5401">
          <text:p/>
        </draw:connector>
        <draw:connector draw:style-name="gr5" draw:text-style-name="P1" draw:layer="layout" draw:type="curve" svg:x1="21.3cm" svg:y1="9.3cm" svg:x2="21.3cm" svg:y2="11.1cm" draw:start-shape="id10" draw:start-glue-point="2" draw:end-shape="id11" draw:end-glue-point="0" svg:d="M21300 9300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2:39:50.117719886</meta:creation-date>
    <dc:date>2014-10-31T04:18:55.772579156</dc:date>
    <meta:editing-duration>PT24M25S</meta:editing-duration>
    <meta:editing-cycles>39</meta:editing-cycles>
    <meta:generator>LibreOffice/4.3.3.2$Linux_X86_64 LibreOffice_project/430m0$Build-2</meta:generator>
    <meta:document-statistic meta:object-count="29"/>
  </office:meta>
</office:document-meta>
</file>